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100000011539F370E.png" manifest:media-type="image/png"/>
  <manifest:file-entry manifest:full-path="Pictures/100007FA000001C6000001C5671A29C8.svg" manifest:media-type="image/svg+xml"/>
  <manifest:file-entry manifest:full-path="Pictures/100002010000001100000011526B8F01.png" manifest:media-type="image/png"/>
  <manifest:file-entry manifest:full-path="Pictures/1000071E000001C6000001C5C74ABA7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 Medium" svg:font-family="'Ubuntu Medium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2cm" svg:stroke-color="#ff95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111111" draw:fill="solid" draw:fill-color="#eeeeee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cm" svg:stroke-color="#000000" draw:marker-start="Square" draw:marker-start-width="0.254cm" draw:marker-end="Arrow" draw:marker-end-width="0.305cm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color="#ff3333" draw:marker-start="Square" draw:marker-end="Arrow" draw:fill="none" draw:textarea-vertical-align="middle"/>
    </style:style>
    <style:style style:name="gr6" style:family="graphic" style:parent-style-name="objectwithoutfill">
      <style:graphic-properties svg:stroke-color="#3333ff" draw:marker-start="Square" draw:marker-end="Arrow" draw:fill="none" draw:textarea-vertical-align="middle"/>
    </style:style>
    <style:style style:name="gr7" style:family="graphic" style:parent-style-name="standard">
      <style:graphic-properties svg:stroke-color="#111111" draw:fill="solid" draw:fill-color="#ffffcc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end="Arrow" draw:fill="none" draw:textarea-vertical-align="middle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stroke="dash" draw:stroke-dash="Fine_20_Dashed" svg:stroke-color="#ff66ff" draw:marker-end="Arrow" draw:fill="none" draw:textarea-vertical-align="middle"/>
    </style:style>
    <style:style style:name="gr12" style:family="graphic" style:parent-style-name="standard">
      <style:graphic-properties draw:stroke="none" draw:fill="none" fo:min-height="1.0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Medium"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name="Ubuntu Medium" fo:font-size="8pt" fo:font-weight="normal" style:font-size-asian="8pt" style:font-weight-asian="normal" style:font-size-complex="8pt" style:font-weight-complex="normal"/>
    </style:style>
    <style:style style:name="P4" style:family="paragraph">
      <style:text-properties style:font-name="Ubuntu Medium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 Medium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Ubuntu Medium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Ubuntu Medium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27cm" svg:x="3.534cm" svg:y="2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716cm" svg:height="1.27cm" svg:x="0.359cm" svg:y="0.5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397cm" svg:x="4.169cm" svg:y="10.6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1" draw:layer="layout" svg:width="0.509cm" svg:height="0.508cm" svg:x="3.208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3.86cm" svg:y="0.905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09cm" svg:height="0.508cm" svg:x="4.535cm" svg:y="0.905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09cm" svg:height="0.508cm" svg:x="5.211cm" svg:y="0.905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1cm" svg:height="0.508cm" svg:x="5.906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6.582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7.235cm" svg:y="0.905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09cm" svg:height="0.508cm" svg:x="7.932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8.585cm" svg:y="0.905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09cm" svg:height="0.508cm" svg:x="9.26cm" svg:y="0.905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09cm" svg:height="0.508cm" svg:x="9.956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10.631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11.307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line draw:style-name="gr4" draw:text-style-name="P1" draw:layer="layout" svg:x1="0.64cm" svg:y1="1.159cm" svg:x2="2.926cm" svg:y2="1.159cm">
          <text:p/>
        </draw:line>
        <draw:polyline draw:style-name="gr5" draw:text-style-name="P1" draw:layer="layout" svg:width="1.269cm" svg:height="1.269cm" draw:transform="rotate (-1.5707963267949) translate (5.377cm 1.621cm)" svg:viewBox="0 0 1270 1270" draw:points="0,1270 1270,1270 1270,0">
          <text:p/>
        </draw:polyline>
        <draw:frame draw:style-name="gr3" draw:text-style-name="P1" draw:layer="layout" svg:width="0.509cm" svg:height="0.508cm" svg:x="5.566cm" svg:y="2.683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09cm" svg:height="0.508cm" svg:x="6.241cm" svg:y="2.683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09cm" svg:height="0.508cm" svg:x="6.917cm" svg:y="2.683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polyline draw:style-name="gr6" draw:text-style-name="P1" draw:layer="layout" svg:width="1.269cm" svg:height="1.269cm" draw:transform="rotate (-1.5707963267949) translate (10.128cm 1.672cm)" svg:viewBox="0 0 1270 1270" draw:points="0,1270 1270,1270 1270,0">
          <text:p/>
        </draw:polyline>
        <draw:frame draw:style-name="gr3" draw:text-style-name="P1" draw:layer="layout" svg:width="0.509cm" svg:height="0.508cm" svg:x="10.31cm" svg:y="2.683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10.985cm" svg:y="2.683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11.661cm" svg:y="2.683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11.96cm" svg:y="0.905cm">
          <draw:image xlink:href="Pictures/100007FA000001C6000001C5671A29C8.svg" xlink:type="simple" xlink:show="embed" xlink:actuate="onLoad">
            <text:p/>
          </draw:image>
          <draw:image xlink:href="Pictures/100002010000001100000011539F370E.png" xlink:type="simple" xlink:show="embed" xlink:actuate="onLoad"/>
        </draw:frame>
        <draw:frame draw:style-name="gr3" draw:text-style-name="P1" draw:layer="layout" svg:width="0.509cm" svg:height="0.508cm" svg:x="12.656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frame draw:style-name="gr3" draw:text-style-name="P1" draw:layer="layout" svg:width="0.509cm" svg:height="0.508cm" svg:x="13.331cm" svg:y="0.905cm">
          <draw:image xlink:href="Pictures/1000071E000001C6000001C5C74ABA72.svg" xlink:type="simple" xlink:show="embed" xlink:actuate="onLoad">
            <text:p/>
          </draw:image>
          <draw:image xlink:href="Pictures/100002010000001100000011526B8F01.png" xlink:type="simple" xlink:show="embed" xlink:actuate="onLoad"/>
        </draw:frame>
        <draw:custom-shape draw:style-name="gr2" draw:text-style-name="P1" draw:layer="layout" svg:width="1.016cm" svg:height="1.397cm" svg:x="3.467cm" svg:y="11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016cm" svg:height="1.397cm" svg:x="3.768cm" svg:y="11.5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016cm" svg:height="1.397cm" svg:x="10.392cm" svg:y="10.6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016cm" svg:height="1.397cm" svg:x="9.69cm" svg:y="11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016cm" svg:height="1.397cm" svg:x="9.991cm" svg:y="11.5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0.889cm" svg:height="1.143cm" svg:x="3.788cm" svg:y="8.36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0.889cm" svg:height="1.143cm" svg:x="10.038cm" svg:y="8.36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4.288cm" svg:y1="9.637cm" svg:x2="4.288cm" svg:y2="10.526cm">
          <text:p/>
        </draw:line>
        <draw:line draw:style-name="gr8" draw:text-style-name="P1" draw:layer="layout" svg:x1="10.488cm" svg:y1="9.638cm" svg:x2="10.488cm" svg:y2="10.527cm">
          <text:p/>
        </draw:line>
        <draw:custom-shape draw:style-name="gr7" draw:text-style-name="P1" draw:layer="layout" svg:width="0.508cm" svg:height="0.653cm" svg:x="3.915cm" svg:y="2.5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0.508cm" svg:height="0.653cm" svg:x="8.616cm" svg:y="2.5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0.508cm" svg:height="0.653cm" svg:x="7.09cm" svg:y="4.5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" draw:layer="layout" svg:x1="6.582cm" svg:y1="3.318cm" svg:x2="7.09cm" svg:y2="4.461cm">
          <text:p/>
        </draw:line>
        <draw:line draw:style-name="gr9" draw:text-style-name="P1" draw:layer="layout" svg:x1="7.598cm" svg:y1="4.461cm" svg:x2="8.106cm" svg:y2="1.54cm">
          <text:p/>
        </draw:line>
        <draw:frame draw:style-name="gr10" draw:text-style-name="P2" draw:layer="layout" svg:width="2.094cm" svg:height="0.97cm" svg:x="12.87cm" svg:y="5.223cm">
          <draw:text-box>
            <text:p text:style-name="P1"><text:span text:style-name="T1">rivers</text:span><text:span text:style-name="T1"><text:line-break/></text:span><text:span text:style-name="T2">(non-persistent)</text:span></text:p>
          </draw:text-box>
        </draw:frame>
        <draw:path draw:style-name="gr11" draw:text-style-name="P1" draw:layer="layout" svg:width="1.906cm" svg:height="1.065cm" draw:transform="rotate (1.68145020137134) translate (12.6346274082627cm 5.46770447668725cm)" svg:viewBox="0 0 1907 1066" svg:d="M0 1066c1150 0 1907-1066 1907-1066">
          <text:p/>
        </draw:path>
        <draw:frame draw:style-name="gr10" draw:text-style-name="P2" draw:layer="layout" svg:width="1.819cm" svg:height="0.97cm" svg:x="14.521cm" svg:y="3.351cm">
          <draw:text-box>
            <text:p text:style-name="P1"><text:span text:style-name="T1">rapids</text:span><text:span text:style-name="T1"><text:line-break/></text:span><text:span text:style-name="T2">(persistent)</text:span></text:p>
          </draw:text-box>
        </draw:frame>
        <draw:path draw:style-name="gr11" draw:text-style-name="P1" draw:layer="layout" svg:width="1.939cm" svg:height="1.061cm" draw:transform="rotate (1.68145020137134) translate (14.289249251738cm 3.59530206190493cm)" svg:viewBox="0 0 1940 1062" svg:d="M0 1062c1150 0 1940-1062 1940-1062">
          <text:p/>
        </draw:path>
        <draw:frame draw:style-name="gr10" draw:text-style-name="P3" draw:layer="layout" svg:width="2.509cm" svg:height="1.217cm" svg:x="5.693cm" svg:y="5.985cm">
          <draw:text-box>
            <text:p><text:span text:style-name="T3">Services read</text:span><text:span text:style-name="T3"><text:line-break/></text:span><text:span text:style-name="T3">from rivers and</text:span><text:span text:style-name="T3"><text:line-break/></text:span><text:span text:style-name="T3">write to rapids.</text:span></text:p>
          </draw:text-box>
        </draw:frame>
        <draw:frame draw:style-name="gr12" draw:text-style-name="P3" draw:layer="layout" svg:width="2.517cm" svg:height="1.861cm" svg:x="1.375cm" svg:y="3.87cm">
          <draw:text-box>
            <text:p><text:span text:style-name="T3">A service filter</text:span><text:span text:style-name="T3"><text:line-break/></text:span><text:span text:style-name="T3">messages from</text:span><text:span text:style-name="T3"><text:line-break/></text:span><text:span text:style-name="T3">rapids to form</text:span><text:span text:style-name="T3"><text:line-break/></text:span><text:span text:style-name="T3">a river.</text:span><text:span text:style-name="T3"><text:line-break/></text:span><text:span text:style-name="T3"/></text:p>
          </draw:text-box>
        </draw:frame>
        <draw:path draw:style-name="gr11" draw:text-style-name="P1" draw:layer="layout" svg:width="1.233cm" svg:height="0.784cm" draw:transform="rotate (-1.68127566844614) translate (7.09cm 4.969cm)" svg:viewBox="0 0 1234 785" svg:d="M1234 758c-617 196-1234-758-1234-758">
          <text:p/>
        </draw:path>
        <draw:path draw:style-name="gr11" draw:text-style-name="P1" draw:layer="layout" svg:width="1.163cm" svg:height="1.275cm" draw:transform="rotate (-1.68127566844614) translate (3.915cm 2.937cm)" svg:viewBox="0 0 1164 1276" svg:d="M1164 1276c-898-28-1164-1276-1164-1276">
          <text:p/>
        </draw:path>
        <draw:custom-shape draw:style-name="gr1" draw:text-style-name="P1" draw:layer="layout" svg:width="9.181cm" svg:height="5.416cm" svg:x="2.735cm" svg:y="7.9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.793cm" svg:height="0.729cm" svg:x="12.87cm" svg:y="7.223cm">
          <draw:text-box>
            <text:p><text:span text:style-name="T1">ponds</text:span></text:p>
          </draw:text-box>
        </draw:frame>
        <draw:path draw:style-name="gr11" draw:text-style-name="P1" draw:layer="layout" svg:width="2.032cm" svg:height="1.454cm" draw:transform="rotate (1.46031698514366) translate (12.024cm 9.75cm)" svg:viewBox="0 0 2033 1455" svg:d="M2033 1455c-1150 0-2033-1455-2033-1455">
          <text:p/>
        </draw:path>
        <draw:frame draw:style-name="gr10" draw:text-style-name="P3" draw:layer="layout" svg:width="3.461cm" svg:height="0.895cm" svg:x="1.47cm" svg:y="6.747cm">
          <draw:text-box>
            <text:p><text:span text:style-name="T3">Repositories are</text:span></text:p>
            <text:p><text:span text:style-name="T3">Interfaced by services.</text:span></text:p>
          </draw:text-box>
        </draw:frame>
        <draw:path draw:style-name="gr11" draw:text-style-name="P1" draw:layer="layout" svg:width="1.514cm" svg:height="0.981cm" draw:transform="rotate (-1.46031698514366) translate (3.62101874891021cm 7.4007292260003cm)" svg:viewBox="0 0 1515 982" svg:d="M0 982c898-28 1515-982 1515-98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1" svg:font-family="'Nimbus Sans L'" style:font-pitch="variable"/>
    <style:font-face style:name="Ubuntu Medium" svg:font-family="'Ubuntu Medium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21:08:18.152620411</meta:creation-date>
    <dc:date>2015-06-17T22:05:39.166083404</dc:date>
    <meta:editing-duration>PT10M35S</meta:editing-duration>
    <meta:editing-cycles>2</meta:editing-cycles>
    <meta:generator>LibreOffice/4.2.8.2$Linux_X86_64 LibreOffice_project/420m0$Build-2</meta:generator>
    <meta:document-statistic meta:object-count="55"/>
  </office:meta>
</office:document-meta>
</file>